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>
      <style:paragraph-properties fo:margin-top="0cm" fo:margin-bottom="0cm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>
      <style:paragraph-properties fo:margin-top="0cm" fo:margin-bottom="0cm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3">
      <style:paragraph-properties fo:margin-top="0cm" fo:margin-bottom="0cm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4">
      <style:paragraph-properties fo:margin-top="0cm" fo:margin-bottom="0cm" style:contextual-spacing="false"/>
    </style:style>
    <style:style style:name="P8" style:family="paragraph" style:parent-style-name="Text_20_body" style:list-style-name="L4"/>
    <style:style style:name="P9" style:family="paragraph" style:parent-style-name="Text_20_body" style:list-style-name="L5">
      <style:paragraph-properties fo:margin-top="0cm" fo:margin-bottom="0cm" style:contextual-spacing="false"/>
    </style:style>
    <style:style style:name="P10" style:family="paragraph" style:parent-style-name="Text_20_body" style:list-style-name="L5"/>
    <style:style style:name="P11" style:family="paragraph" style:parent-style-name="Text_20_body" style:list-style-name="L6">
      <style:paragraph-properties fo:margin-top="0cm" fo:margin-bottom="0cm" style:contextual-spacing="false"/>
    </style:style>
    <style:style style:name="P12" style:family="paragraph" style:parent-style-name="Text_20_body" style:list-style-name="L6"/>
    <style:style style:name="P13" style:family="paragraph" style:parent-style-name="Text_20_body" style:list-style-name="L7">
      <style:paragraph-properties fo:margin-top="0cm" fo:margin-bottom="0cm" style:contextual-spacing="false"/>
    </style:style>
    <style:style style:name="P14" style:family="paragraph" style:parent-style-name="Text_20_body" style:list-style-name="L7"/>
    <style:style style:name="P15" style:family="paragraph" style:parent-style-name="Text_20_body" style:list-style-name="L8">
      <style:paragraph-properties fo:margin-top="0cm" fo:margin-bottom="0cm" style:contextual-spacing="false"/>
    </style:style>
    <style:style style:name="P16" style:family="paragraph" style:parent-style-name="Text_20_body" style:list-style-name="L8"/>
    <style:style style:name="P17" style:family="paragraph" style:parent-style-name="Text_20_body" style:list-style-name="L9">
      <style:paragraph-properties fo:margin-top="0cm" fo:margin-bottom="0cm" style:contextual-spacing="false"/>
    </style:style>
    <style:style style:name="P18" style:family="paragraph" style:parent-style-name="Text_20_body" style:list-style-name="L9"/>
    <style:style style:name="P19" style:family="paragraph" style:parent-style-name="Text_20_body" style:list-style-name="L10">
      <style:paragraph-properties fo:margin-top="0cm" fo:margin-bottom="0cm" style:contextual-spacing="false"/>
    </style:style>
    <style:style style:name="P20" style:family="paragraph" style:parent-style-name="Text_20_body" style:list-style-name="L10"/>
    <style:style style:name="P21" style:family="paragraph" style:parent-style-name="Text_20_body" style:list-style-name="L11">
      <style:paragraph-properties fo:margin-top="0cm" fo:margin-bottom="0cm" style:contextual-spacing="false"/>
    </style:style>
    <style:style style:name="P22" style:family="paragraph" style:parent-style-name="Text_20_body" style:list-style-name="L11"/>
    <style:style style:name="P23" style:family="paragraph" style:parent-style-name="Text_20_body" style:list-style-name="L12">
      <style:paragraph-properties fo:margin-top="0cm" fo:margin-bottom="0cm" style:contextual-spacing="false"/>
    </style:style>
    <style:style style:name="P24" style:family="paragraph" style:parent-style-name="Text_20_body" style:list-style-name="L12"/>
    <style:style style:name="P25" style:family="paragraph" style:parent-style-name="Text_20_body" style:list-style-name="L13">
      <style:paragraph-properties fo:margin-top="0cm" fo:margin-bottom="0cm" style:contextual-spacing="false"/>
    </style:style>
    <style:style style:name="P26" style:family="paragraph" style:parent-style-name="Text_20_body" style:list-style-name="L13"/>
    <style:style style:name="P27" style:family="paragraph" style:parent-style-name="Text_20_body" style:list-style-name="L14">
      <style:paragraph-properties fo:margin-top="0cm" fo:margin-bottom="0cm" style:contextual-spacing="false"/>
    </style:style>
    <style:style style:name="P28" style:family="paragraph" style:parent-style-name="Text_20_body" style:list-style-name="L14"/>
    <style:style style:name="P29" style:family="paragraph" style:parent-style-name="Text_20_body" style:list-style-name="L15">
      <style:paragraph-properties fo:margin-top="0cm" fo:margin-bottom="0cm" style:contextual-spacing="false"/>
    </style:style>
    <style:style style:name="P30" style:family="paragraph" style:parent-style-name="Text_20_body" style:list-style-name="L15"/>
    <style:style style:name="P31" style:family="paragraph" style:parent-style-name="Text_20_body" style:list-style-name="L16">
      <style:paragraph-properties fo:margin-top="0cm" fo:margin-bottom="0cm" style:contextual-spacing="false"/>
    </style:style>
    <style:style style:name="P32" style:family="paragraph" style:parent-style-name="Text_20_body" style:list-style-name="L16"/>
    <style:style style:name="P33" style:family="paragraph" style:parent-style-name="Text_20_body" style:list-style-name="L17">
      <style:paragraph-properties fo:margin-top="0cm" fo:margin-bottom="0cm" style:contextual-spacing="false"/>
    </style:style>
    <style:style style:name="P34" style:family="paragraph" style:parent-style-name="Text_20_body" style:list-style-name="L17"/>
    <style:style style:name="P35" style:family="paragraph" style:parent-style-name="Text_20_body" style:list-style-name="L18"/>
    <style:style style:name="P36" style:family="paragraph" style:parent-style-name="Text_20_body" style:list-style-name="L19"/>
    <style:style style:name="P37" style:family="paragraph" style:parent-style-name="Text_20_body" style:list-style-name="L20"/>
    <style:style style:name="P38" style:family="paragraph" style:parent-style-name="Text_20_body" style:list-style-name="L21">
      <style:paragraph-properties fo:margin-top="0cm" fo:margin-bottom="0cm" style:contextual-spacing="false"/>
    </style:style>
    <style:style style:name="P39" style:family="paragraph" style:parent-style-name="Text_20_body" style:list-style-name="L21"/>
    <style:style style:name="P40" style:family="paragraph" style:parent-style-name="Text_20_body" style:list-style-name="L22">
      <style:paragraph-properties fo:margin-top="0cm" fo:margin-bottom="0cm" style:contextual-spacing="false"/>
    </style:style>
    <style:style style:name="P41" style:family="paragraph" style:parent-style-name="Text_20_body" style:list-style-name="L22"/>
    <style:style style:name="P42" style:family="paragraph" style:parent-style-name="Text_20_body" style:list-style-name="L23">
      <style:paragraph-properties fo:margin-top="0cm" fo:margin-bottom="0cm" style:contextual-spacing="false"/>
    </style:style>
    <style:style style:name="P43" style:family="paragraph" style:parent-style-name="Text_20_body" style:list-style-name="L23"/>
    <style:style style:name="P44" style:family="paragraph" style:parent-style-name="Text_20_body" style:list-style-name="L24">
      <style:paragraph-properties fo:margin-top="0cm" fo:margin-bottom="0cm" style:contextual-spacing="false"/>
    </style:style>
    <style:style style:name="P45" style:family="paragraph" style:parent-style-name="Text_20_body" style:list-style-name="L24"/>
    <style:style style:name="P46" style:family="paragraph" style:parent-style-name="Text_20_body" style:list-style-name="L25"/>
    <style:style style:name="P47" style:family="paragraph" style:parent-style-name="Text_20_body" style:list-style-name="L26">
      <style:paragraph-properties fo:margin-top="0cm" fo:margin-bottom="0cm" style:contextual-spacing="false"/>
    </style:style>
    <style:style style:name="P48" style:family="paragraph" style:parent-style-name="Text_20_body" style:list-style-name="L26"/>
    <style:style style:name="P49" style:family="paragraph" style:parent-style-name="Text_20_body" style:list-style-name="L27">
      <style:paragraph-properties fo:margin-top="0cm" fo:margin-bottom="0cm" style:contextual-spacing="false"/>
    </style:style>
    <style:style style:name="P50" style:family="paragraph" style:parent-style-name="Text_20_body" style:list-style-name="L27"/>
    <style:style style:name="P51" style:family="paragraph" style:parent-style-name="Text_20_body" style:list-style-name="L28">
      <style:paragraph-properties fo:margin-top="0cm" fo:margin-bottom="0cm" style:contextual-spacing="false"/>
    </style:style>
    <style:style style:name="P52" style:family="paragraph" style:parent-style-name="Text_20_body" style:list-style-name="L28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IoT COURSE NOTES (Student Handout)</text:h>
      <text:h text:style-name="Heading_20_2" text:outline-level="2">Introduction to the Internet of Things (IoT)</text:h>
      <text:p text:style-name="Horizontal_20_Line"/>
      <text:h text:style-name="Heading_20_1" text:outline-level="1">1. What is the Internet of Things (IoT)?</text:h>
      <text:h text:style-name="Heading_20_3" text:outline-level="3">Definition</text:h>
      <text:p text:style-name="Text_20_body">The Internet of Things (IoT) refers to:<text:line-break/>The connection of physical objects (“things”) to the Internet, allowing them to collect, process, and exchange data.</text:p>
      <text:p text:style-name="Horizontal_20_Line"/>
      <text:h text:style-name="Heading_20_3" text:outline-level="3">Key Idea</text:h>
      <text:p text:style-name="Text_20_body">An IoT device is made of:</text:p>
      <text:list text:style-name="L1">
        <text:list-item>
          <text:p text:style-name="P1">A Thing (physical object) </text:p>
        </text:list-item>
        <text:list-item>
          <text:p text:style-name="P1">Computation (processor / microcontroller) </text:p>
        </text:list-item>
        <text:list-item>
          <text:p text:style-name="P2">Connectivity (Internet access) </text:p>
        </text:list-item>
      </text:list>
      <text:p text:style-name="Text_20_body">IoT = Thing + Intelligence + Internet</text:p>
      <text:p text:style-name="Horizontal_20_Line"/>
      <text:h text:style-name="Heading_20_1" text:outline-level="1">2. Example: Smart Refrigerator</text:h>
      <text:h text:style-name="Heading_20_3" text:outline-level="3">Traditional Refrigerator</text:h>
      <text:list text:style-name="L2">
        <text:list-item>
          <text:p text:style-name="P3">Keeps food cold </text:p>
        </text:list-item>
        <text:list-item>
          <text:p text:style-name="P4">Simple interface (open/close door) </text:p>
        </text:list-item>
      </text:list>
      <text:h text:style-name="Heading_20_3" text:outline-level="3">Intelligent Refrigerator</text:h>
      <text:list text:style-name="L3">
        <text:list-item>
          <text:p text:style-name="P5">Detects open door </text:p>
        </text:list-item>
        <text:list-item>
          <text:p text:style-name="P5">Alerts when filter needs replacing </text:p>
        </text:list-item>
        <text:list-item>
          <text:p text:style-name="P6">Suggests recipes </text:p>
        </text:list-item>
      </text:list>
      <text:h text:style-name="Heading_20_3" text:outline-level="3">IoT Refrigerator</text:h>
      <text:list text:style-name="L4">
        <text:list-item>
          <text:p text:style-name="P7">Orders food automatically </text:p>
        </text:list-item>
        <text:list-item>
          <text:p text:style-name="P7">Compares prices online </text:p>
        </text:list-item>
        <text:list-item>
          <text:p text:style-name="P7">Connects to supermarkets </text:p>
        </text:list-item>
        <text:list-item>
          <text:p text:style-name="P8">Uses cloud data </text:p>
        </text:list-item>
      </text:list>
      <text:p text:style-name="Text_20_body"><text:soft-page-break/>Difference:<text:line-break/>Intelligent is not the same as IoT<text:line-break/>IoT = Intelligent + Networked</text:p>
      <text:p text:style-name="Horizontal_20_Line"/>
      <text:h text:style-name="Heading_20_1" text:outline-level="1">3. What is an Embedded System?</text:h>
      <text:p text:style-name="Text_20_body">An embedded system is:<text:line-break/>A computer system built inside a device to perform a specific function.</text:p>
      <text:h text:style-name="Heading_20_3" text:outline-level="3">Examples</text:h>
      <text:list text:style-name="L5">
        <text:list-item>
          <text:p text:style-name="P9">Car braking system </text:p>
        </text:list-item>
        <text:list-item>
          <text:p text:style-name="P9">Microwave controller </text:p>
        </text:list-item>
        <text:list-item>
          <text:p text:style-name="P10">Smartwatch </text:p>
        </text:list-item>
      </text:list>
      <text:p text:style-name="Horizontal_20_Line"/>
      <text:h text:style-name="Heading_20_3" text:outline-level="3">Components of an Embedded System</text:h>
      <text:list text:style-name="L6">
        <text:list-item>
          <text:p text:style-name="P11">Sensors: collect data (temperature, motion) </text:p>
        </text:list-item>
        <text:list-item>
          <text:p text:style-name="P11">Actuators: perform actions (motors, lights) </text:p>
        </text:list-item>
        <text:list-item>
          <text:p text:style-name="P11">Processor: makes decisions </text:p>
        </text:list-item>
        <text:list-item>
          <text:p text:style-name="P11">Software: controls behavior </text:p>
        </text:list-item>
        <text:list-item>
          <text:p text:style-name="P12">Network module: connects to the Internet </text:p>
        </text:list-item>
      </text:list>
      <text:p text:style-name="Horizontal_20_Line"/>
      <text:h text:style-name="Heading_20_1" text:outline-level="1">4. IoT Devices vs Computers</text:h>
      <text:p text:style-name="Text_20_body">IoT Devices:</text:p>
      <text:list text:style-name="L7">
        <text:list-item>
          <text:p text:style-name="P13">Special-purpose </text:p>
        </text:list-item>
        <text:list-item>
          <text:p text:style-name="P13">Designed for one task </text:p>
        </text:list-item>
        <text:list-item>
          <text:p text:style-name="P14">Example: car, fridge </text:p>
        </text:list-item>
      </text:list>
      <text:p text:style-name="Text_20_body">Computers:</text:p>
      <text:list text:style-name="L8">
        <text:list-item>
          <text:p text:style-name="P15">General-purpose </text:p>
        </text:list-item>
        <text:list-item>
          <text:p text:style-name="P15">Can run many programs </text:p>
        </text:list-item>
        <text:list-item>
          <text:p text:style-name="P16">Example: laptop, desktop </text:p>
        </text:list-item>
      </text:list>
      <text:p text:style-name="Text_20_body">Key Difference:<text:line-break/>Computers are built to compute<text:line-break/>IoT devices are built to perform a task (computation is secondary)</text:p>
      <text:p text:style-name="Horizontal_20_Line"/>
      <text:h text:style-name="Heading_20_1" text:outline-level="1"><text:soft-page-break/>5. Networking Basics in IoT</text:h>
      <text:h text:style-name="Heading_20_3" text:outline-level="3">What is a Network?</text:h>
      <text:p text:style-name="Text_20_body">A system that connects devices so they can communicate.</text:p>
      <text:p text:style-name="Horizontal_20_Line"/>
      <text:h text:style-name="Heading_20_3" text:outline-level="3">Key Concepts</text:h>
      <text:list text:style-name="L9">
        <text:list-item>
          <text:p text:style-name="P17">Internet: global network </text:p>
        </text:list-item>
        <text:list-item>
          <text:p text:style-name="P17">Protocol: rules for communication (e.g., HTTP, TCP/IP) </text:p>
        </text:list-item>
        <text:list-item>
          <text:p text:style-name="P18">Hardware: routers, WiFi modules, Ethernet </text:p>
        </text:list-item>
      </text:list>
      <text:p text:style-name="Horizontal_20_Line"/>
      <text:h text:style-name="Heading_20_3" text:outline-level="3">IoT Connectivity Examples</text:h>
      <text:list text:style-name="L10">
        <text:list-item>
          <text:p text:style-name="P19">WiFi </text:p>
        </text:list-item>
        <text:list-item>
          <text:p text:style-name="P19">Bluetooth </text:p>
        </text:list-item>
        <text:list-item>
          <text:p text:style-name="P20">Cellular networks </text:p>
        </text:list-item>
      </text:list>
      <text:p text:style-name="Horizontal_20_Line"/>
      <text:h text:style-name="Heading_20_1" text:outline-level="1">6. Real IoT Examples</text:h>
      <text:h text:style-name="Heading_20_3" text:outline-level="3">Smart Cars</text:h>
      <text:list text:style-name="L11">
        <text:list-item>
          <text:p text:style-name="P21">Anti-lock braking system (ABS) </text:p>
        </text:list-item>
        <text:list-item>
          <text:p text:style-name="P21">Remote start </text:p>
        </text:list-item>
        <text:list-item>
          <text:p text:style-name="P22">Emergency call systems </text:p>
        </text:list-item>
      </text:list>
      <text:p text:style-name="Horizontal_20_Line"/>
      <text:h text:style-name="Heading_20_3" text:outline-level="3">Logistics (RFID vs Barcode)</text:h>
      <text:p text:style-name="Text_20_body">Barcode:</text:p>
      <text:list text:style-name="L12">
        <text:list-item>
          <text:p text:style-name="P23">Static data </text:p>
        </text:list-item>
        <text:list-item>
          <text:p text:style-name="P23">Needs direct scan </text:p>
        </text:list-item>
        <text:list-item>
          <text:p text:style-name="P24">No processing </text:p>
        </text:list-item>
      </text:list>
      <text:p text:style-name="Text_20_body">RFID:</text:p>
      <text:list text:style-name="L13">
        <text:list-item>
          <text:p text:style-name="P25">Dynamic data </text:p>
        </text:list-item>
        <text:list-item>
          <text:p text:style-name="P25">Can scan remotely </text:p>
        </text:list-item>
        <text:list-item>
          <text:p text:style-name="P26">Has microchip </text:p>
        </text:list-item>
      </text:list>
      <text:p text:style-name="Text_20_body">RFID is a more advanced IoT tracking system</text:p>
      <text:p text:style-name="Horizontal_20_Line"/>
      <text:h text:style-name="Heading_20_3" text:outline-level="3"><text:soft-page-break/>Smart Home Devices</text:h>
      <text:list text:style-name="L14">
        <text:list-item>
          <text:p text:style-name="P27">Lights </text:p>
        </text:list-item>
        <text:list-item>
          <text:p text:style-name="P27">Cameras </text:p>
        </text:list-item>
        <text:list-item>
          <text:p text:style-name="P28">Thermostats </text:p>
        </text:list-item>
      </text:list>
      <text:p text:style-name="Horizontal_20_Line"/>
      <text:h text:style-name="Heading_20_3" text:outline-level="3">Healthcare Devices</text:h>
      <text:list text:style-name="L15">
        <text:list-item>
          <text:p text:style-name="P29">Wearables (heart rate trackers) </text:p>
        </text:list-item>
        <text:list-item>
          <text:p text:style-name="P29">Insulin pumps </text:p>
        </text:list-item>
        <text:list-item>
          <text:p text:style-name="P30">Pacemakers </text:p>
        </text:list-item>
      </text:list>
      <text:p text:style-name="Horizontal_20_Line"/>
      <text:h text:style-name="Heading_20_1" text:outline-level="1">7. Why IoT Exists (Technological Trends)</text:h>
      <text:h text:style-name="Heading_20_3" text:outline-level="3">Key Trends</text:h>
      <text:list text:style-name="L16">
        <text:list-item>
          <text:p text:style-name="P31">Lower Cost<text:line-break/>Technology is cheaper than before </text:p>
        </text:list-item>
        <text:list-item>
          <text:p text:style-name="P31">Smaller Size<text:line-break/>Devices are smaller and more portable </text:p>
        </text:list-item>
        <text:list-item>
          <text:p text:style-name="P31">More Power<text:line-break/>Modern processors are much faster </text:p>
        </text:list-item>
        <text:list-item>
          <text:p text:style-name="P31">Internet Availability<text:line-break/>WiFi and mobile networks are widely available </text:p>
        </text:list-item>
        <text:list-item>
          <text:p text:style-name="P32">High Bandwidth<text:line-break/>Large amounts of data can be transmitted quickly </text:p>
        </text:list-item>
      </text:list>
      <text:p text:style-name="Horizontal_20_Line"/>
      <text:h text:style-name="Heading_20_1" text:outline-level="1">8. IoT and the Cloud</text:h>
      <text:p text:style-name="Text_20_body">Many IoT devices act as interfaces to powerful cloud systems.</text:p>
      <text:h text:style-name="Heading_20_3" text:outline-level="3">Example</text:h>
      <text:list text:style-name="L17">
        <text:list-item>
          <text:p text:style-name="P33">Voice assistants </text:p>
        </text:list-item>
        <text:list-item>
          <text:p text:style-name="P34">Streaming services </text:p>
        </text:list-item>
      </text:list>
      <text:p text:style-name="Text_20_body">The device acts as an interface<text:line-break/>The cloud provides processing power</text:p>
      <text:p text:style-name="Horizontal_20_Line"/>
      <text:h text:style-name="Heading_20_1" text:outline-level="1">9. IoT is Everywhere (Pervasive)</text:h>
      <text:p text:style-name="Text_20_body">IoT devices are present:</text:p>
      <text:p text:style-name="Text_20_body"><text:soft-page-break/>At home:</text:p>
      <text:list text:style-name="L18">
        <text:list-item>
          <text:p text:style-name="P35">TV, fridge, phone, smart devices </text:p>
        </text:list-item>
      </text:list>
      <text:p text:style-name="Text_20_body">At work:</text:p>
      <text:list text:style-name="L19">
        <text:list-item>
          <text:p text:style-name="P36">Sensors, cameras, RFID access </text:p>
        </text:list-item>
      </text:list>
      <text:p text:style-name="Text_20_body">On your body:</text:p>
      <text:list text:style-name="L20">
        <text:list-item>
          <text:p text:style-name="P37">Smartwatch, medical devices </text:p>
        </text:list-item>
      </text:list>
      <text:p text:style-name="Text_20_body">In cities:</text:p>
      <text:list text:style-name="L21">
        <text:list-item>
          <text:p text:style-name="P38">Traffic cameras </text:p>
        </text:list-item>
        <text:list-item>
          <text:p text:style-name="P39">Surveillance systems </text:p>
        </text:list-item>
      </text:list>
      <text:p text:style-name="Horizontal_20_Line"/>
      <text:h text:style-name="Heading_20_1" text:outline-level="1">10. Benefits of IoT</text:h>
      <text:list text:style-name="L22">
        <text:list-item>
          <text:p text:style-name="P40">Makes life easier </text:p>
        </text:list-item>
        <text:list-item>
          <text:p text:style-name="P40">Automates tasks </text:p>
        </text:list-item>
        <text:list-item>
          <text:p text:style-name="P40">Saves time </text:p>
        </text:list-item>
        <text:list-item>
          <text:p text:style-name="P40">Improves healthcare </text:p>
        </text:list-item>
        <text:list-item>
          <text:p text:style-name="P40">Increases independence </text:p>
        </text:list-item>
        <text:list-item>
          <text:p text:style-name="P41">Enables remote communication </text:p>
        </text:list-item>
      </text:list>
      <text:p text:style-name="Horizontal_20_Line"/>
      <text:h text:style-name="Heading_20_1" text:outline-level="1">11. Risks and Challenges</text:h>
      <text:h text:style-name="Heading_20_3" text:outline-level="3">Privacy Issues</text:h>
      <text:p text:style-name="Text_20_body">Devices can track:</text:p>
      <text:list text:style-name="L23">
        <text:list-item>
          <text:p text:style-name="P42">Location </text:p>
        </text:list-item>
        <text:list-item>
          <text:p text:style-name="P42">Health data </text:p>
        </text:list-item>
        <text:list-item>
          <text:p text:style-name="P43">Behavior </text:p>
        </text:list-item>
      </text:list>
      <text:p text:style-name="Horizontal_20_Line"/>
      <text:h text:style-name="Heading_20_3" text:outline-level="3">Security Risks</text:h>
      <text:list text:style-name="L24">
        <text:list-item>
          <text:p text:style-name="P44">Devices can be hacked </text:p>
        </text:list-item>
        <text:list-item>
          <text:p text:style-name="P45">Sensitive data can be exposed </text:p>
        </text:list-item>
      </text:list>
      <text:p text:style-name="Horizontal_20_Line"/>
      <text:h text:style-name="Heading_20_3" text:outline-level="3">Dependency</text:h>
      <text:list text:style-name="L25">
        <text:list-item>
          <text:p text:style-name="P46">If systems fail, there can be major disruption </text:p>
        </text:list-item>
      </text:list>
      <text:p text:style-name="Horizontal_20_Line"/>
      <text:h text:style-name="Heading_20_3" text:outline-level="3"><text:soft-page-break/>Social Impact</text:h>
      <text:list text:style-name="L26">
        <text:list-item>
          <text:p text:style-name="P47">Less human interaction </text:p>
        </text:list-item>
        <text:list-item>
          <text:p text:style-name="P48">Risk of isolation </text:p>
        </text:list-item>
      </text:list>
      <text:p text:style-name="Horizontal_20_Line"/>
      <text:h text:style-name="Heading_20_1" text:outline-level="1">12. Key Takeaways</text:h>
      <text:list text:style-name="L27">
        <text:list-item>
          <text:p text:style-name="P49">IoT connects the physical world with the digital world </text:p>
        </text:list-item>
        <text:list-item>
          <text:p text:style-name="P49">It is present everywhere </text:p>
        </text:list-item>
        <text:list-item>
          <text:p text:style-name="P49">It relies on sensors, data, and connectivity </text:p>
        </text:list-item>
        <text:list-item>
          <text:p text:style-name="P50">It brings both benefits and risks </text:p>
        </text:list-item>
      </text:list>
      <text:p text:style-name="Horizontal_20_Line"/>
      <text:h text:style-name="Heading_20_1" text:outline-level="1">13. Learning Objectives</text:h>
      <text:p text:style-name="Text_20_body">By the end of the course, students should be able to:</text:p>
      <text:list text:style-name="L28">
        <text:list-item>
          <text:p text:style-name="P51">Define IoT </text:p>
        </text:list-item>
        <text:list-item>
          <text:p text:style-name="P51">Understand embedded systems </text:p>
        </text:list-item>
        <text:list-item>
          <text:p text:style-name="P51">Identify IoT components </text:p>
        </text:list-item>
        <text:list-item>
          <text:p text:style-name="P51">Explain networking basics </text:p>
        </text:list-item>
        <text:list-item>
          <text:p text:style-name="P51">Compare IoT devices and computers </text:p>
        </text:list-item>
        <text:list-item>
          <text:p text:style-name="P51">Understand societal impact </text:p>
        </text:list-item>
        <text:list-item>
          <text:p text:style-name="P52">Recognize security risks </text:p>
        </text:list-item>
      </text:list>
      <text:p text:style-name="Horizontal_20_Line"/>
      <text:h text:style-name="Heading_20_1" text:outline-level="1">Final Summary</text:h>
      <text:p text:style-name="Text_20_body">IoT is about connecting everyday objects to the Internet so they can collect data, make decisions, and act intelligently to improve our lives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18T10:02:57.382861951</meta:creation-date>
    <dc:date>2026-04-18T10:03:42.370723391</dc:date>
    <meta:editing-duration>PT46S</meta:editing-duration>
    <meta:editing-cycles>1</meta:editing-cycles>
    <meta:document-statistic meta:table-count="0" meta:image-count="0" meta:object-count="0" meta:page-count="6" meta:paragraph-count="142" meta:word-count="668" meta:character-count="4005" meta:non-whitespace-character-count="3479"/>
    <meta:generator>LibreOffice/25.8.6.2$Linux_X86_64 LibreOffice_project/a46b460d1686bb49c718d2ef5f88b83ff2dc4981</meta:generator>
  </office:meta>
</office:document-meta>
</file>